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5e946d" officeooo:paragraph-rsid="0057e410"/>
    </style:style>
    <style:style style:name="P2" style:family="paragraph" style:parent-style-name="Standard">
      <style:text-properties officeooo:rsid="0014a13f" officeooo:paragraph-rsid="0014a13f"/>
    </style:style>
    <style:style style:name="P3" style:family="paragraph" style:parent-style-name="Standard">
      <style:text-properties fo:color="#800000" style:font-name="Courier 10 Pitch" fo:font-size="10pt" officeooo:rsid="0014a13f" officeooo:paragraph-rsid="0014a13f" style:font-size-asian="10pt" style:font-size-complex="10pt"/>
    </style:style>
    <style:style style:name="P4" style:family="paragraph" style:parent-style-name="Standard">
      <style:text-properties fo:color="#800000" style:font-name="Courier 10 Pitch" fo:font-size="10pt" officeooo:rsid="0050123d" officeooo:paragraph-rsid="0050123d" style:font-size-asian="10pt" style:font-size-complex="10pt"/>
    </style:style>
    <style:style style:name="P5" style:family="paragraph" style:parent-style-name="Standard">
      <style:text-properties fo:color="#800000" style:font-name="Courier 10 Pitch" fo:font-size="10pt" officeooo:rsid="0053ffb1" officeooo:paragraph-rsid="0053ffb1" style:font-size-asian="10pt" style:font-size-complex="10pt"/>
    </style:style>
    <style:style style:name="P6" style:family="paragraph" style:parent-style-name="Standard">
      <style:text-properties fo:color="#800000" style:font-name="Courier 10 Pitch" fo:font-size="10pt" officeooo:rsid="0055f408" officeooo:paragraph-rsid="0055f408" style:font-size-asian="10pt" style:font-size-complex="10pt"/>
    </style:style>
    <style:style style:name="P7" style:family="paragraph" style:parent-style-name="Standard">
      <style:text-properties fo:color="#800000" style:font-name="Courier 10 Pitch" fo:font-size="10pt" officeooo:rsid="006b3903" officeooo:paragraph-rsid="006b3903" style:font-size-asian="10pt" style:font-size-complex="10pt"/>
    </style:style>
    <style:style style:name="P8" style:family="paragraph" style:parent-style-name="Standard">
      <style:text-properties fo:color="#800000" style:font-name="Courier 10 Pitch" fo:font-size="10pt" officeooo:rsid="006ea8b1" officeooo:paragraph-rsid="006ea8b1" style:font-size-asian="10pt" style:font-size-complex="10pt"/>
    </style:style>
    <style:style style:name="P9" style:family="paragraph" style:parent-style-name="Standard">
      <style:text-properties officeooo:rsid="001e2267" officeooo:paragraph-rsid="001e2267"/>
    </style:style>
    <style:style style:name="P10" style:family="paragraph" style:parent-style-name="Standard">
      <style:text-properties fo:color="#801900" style:font-name="Courier 10 Pitch" fo:font-size="10pt" officeooo:rsid="001e2267" officeooo:paragraph-rsid="001e2267" style:font-size-asian="10pt" style:font-size-complex="10pt"/>
    </style:style>
    <style:style style:name="P11" style:family="paragraph" style:parent-style-name="Standard">
      <style:text-properties fo:color="#801900" style:font-name="Courier 10 Pitch" fo:font-size="10pt" officeooo:rsid="0040d264" officeooo:paragraph-rsid="0040d264" style:font-size-asian="10pt" style:font-size-complex="10pt"/>
    </style:style>
    <style:style style:name="P12" style:family="paragraph" style:parent-style-name="Standard">
      <style:text-properties fo:color="#801900" style:font-name="Courier 10 Pitch" fo:font-size="10pt" officeooo:rsid="00423b16" officeooo:paragraph-rsid="00423b16" style:font-size-asian="10pt" style:font-size-complex="10pt"/>
    </style:style>
    <style:style style:name="P13" style:family="paragraph" style:parent-style-name="Standard">
      <style:text-properties officeooo:rsid="00264cd5" officeooo:paragraph-rsid="00264cd5"/>
    </style:style>
    <style:style style:name="P14" style:family="paragraph" style:parent-style-name="Standard">
      <style:text-properties fo:font-style="italic" officeooo:rsid="00264cd5" officeooo:paragraph-rsid="00264cd5" style:font-style-asian="italic" style:font-style-complex="italic"/>
    </style:style>
    <style:style style:name="P15" style:family="paragraph" style:parent-style-name="Standard">
      <style:text-properties officeooo:rsid="003a700e" officeooo:paragraph-rsid="003a700e"/>
    </style:style>
    <style:style style:name="P16" style:family="paragraph" style:parent-style-name="Standard">
      <style:text-properties officeooo:rsid="0040d40d" officeooo:paragraph-rsid="0040d40d"/>
    </style:style>
    <style:style style:name="P17" style:family="paragraph" style:parent-style-name="Standard">
      <style:text-properties officeooo:rsid="00423b16" officeooo:paragraph-rsid="00423b16"/>
    </style:style>
    <style:style style:name="P18" style:family="paragraph" style:parent-style-name="Standard">
      <style:text-properties officeooo:rsid="004e3027" officeooo:paragraph-rsid="004e3027"/>
    </style:style>
    <style:style style:name="P19" style:family="paragraph" style:parent-style-name="Standard">
      <style:text-properties officeooo:rsid="00515e11" officeooo:paragraph-rsid="00515e11"/>
    </style:style>
    <style:style style:name="P20" style:family="paragraph" style:parent-style-name="Standard">
      <style:text-properties officeooo:rsid="0053ffb1" officeooo:paragraph-rsid="0053ffb1"/>
    </style:style>
    <style:style style:name="P21" style:family="paragraph" style:parent-style-name="Standard">
      <style:text-properties officeooo:rsid="0055f408" officeooo:paragraph-rsid="0055f408"/>
    </style:style>
    <style:style style:name="P22" style:family="paragraph" style:parent-style-name="Standard">
      <style:text-properties officeooo:rsid="0057e410" officeooo:paragraph-rsid="0057e410"/>
    </style:style>
    <style:style style:name="P23" style:family="paragraph" style:parent-style-name="Standard">
      <style:text-properties officeooo:rsid="006b3903" officeooo:paragraph-rsid="006b3903"/>
    </style:style>
    <style:style style:name="P24" style:family="paragraph" style:parent-style-name="Standard">
      <style:text-properties officeooo:rsid="006ea8b1" officeooo:paragraph-rsid="006ea8b1"/>
    </style:style>
    <style:style style:name="P25" style:family="paragraph" style:parent-style-name="Standard">
      <style:text-properties fo:font-weight="bold" officeooo:rsid="006ea8b1" officeooo:paragraph-rsid="006ea8b1" style:font-weight-asian="bold" style:font-weight-complex="bold"/>
    </style:style>
    <style:style style:name="P26" style:family="paragraph" style:parent-style-name="Standard">
      <style:text-properties fo:font-weight="bold" officeooo:rsid="005cf402" officeooo:paragraph-rsid="00135a67" style:font-weight-asian="bold" style:font-weight-complex="bold"/>
    </style:style>
    <style:style style:name="P27" style:family="paragraph" style:parent-style-name="Standard">
      <style:text-properties officeooo:rsid="0074f738" officeooo:paragraph-rsid="0074f738"/>
    </style:style>
    <style:style style:name="P28" style:family="paragraph" style:parent-style-name="Standard">
      <style:text-properties officeooo:rsid="00808262" officeooo:paragraph-rsid="00808262"/>
    </style:style>
    <style:style style:name="P29" style:family="paragraph" style:parent-style-name="Standard">
      <style:text-properties officeooo:rsid="00817f5d" officeooo:paragraph-rsid="00817f5d"/>
    </style:style>
    <style:style style:name="P30" style:family="paragraph" style:parent-style-name="Standard">
      <style:text-properties officeooo:rsid="007e4124" officeooo:paragraph-rsid="007e4124"/>
    </style:style>
    <style:style style:name="P31" style:family="paragraph" style:parent-style-name="Standard">
      <style:text-properties officeooo:rsid="009451da" officeooo:paragraph-rsid="009451da"/>
    </style:style>
    <style:style style:name="P32" style:family="paragraph" style:parent-style-name="Standard">
      <style:text-properties fo:font-weight="bold" officeooo:rsid="009451da" officeooo:paragraph-rsid="009451da" style:font-weight-asian="bold" style:font-weight-complex="bold"/>
    </style:style>
    <style:style style:name="P33" style:family="paragraph" style:parent-style-name="Standard">
      <style:text-properties fo:font-weight="bold" officeooo:rsid="009ad61e" officeooo:paragraph-rsid="009ad61e" style:font-weight-asian="bold" style:font-weight-complex="bold"/>
    </style:style>
    <style:style style:name="P34" style:family="paragraph" style:parent-style-name="Standard">
      <style:text-properties fo:font-weight="bold" officeooo:rsid="00a82e75" officeooo:paragraph-rsid="00a82e75" style:font-weight-asian="bold" style:font-weight-complex="bold"/>
    </style:style>
    <style:style style:name="P35" style:family="paragraph" style:parent-style-name="Standard">
      <style:text-properties fo:font-weight="bold" officeooo:rsid="00a97dfe" officeooo:paragraph-rsid="00a97dfe" style:font-weight-asian="bold" style:font-weight-complex="bold"/>
    </style:style>
    <style:style style:name="P36" style:family="paragraph" style:parent-style-name="Standard">
      <style:text-properties fo:color="#800000" style:font-name="Courier 10 Pitch" fo:font-size="10pt" officeooo:rsid="009451da" officeooo:paragraph-rsid="009451da" style:font-size-asian="10pt" style:font-size-complex="10pt"/>
    </style:style>
    <style:style style:name="P37" style:family="paragraph" style:parent-style-name="Standard">
      <style:text-properties fo:color="#800000" style:font-name="Courier 10 Pitch" fo:font-size="10pt" officeooo:rsid="009ad61e" officeooo:paragraph-rsid="009ad61e" style:font-size-asian="10pt" style:font-size-complex="10pt"/>
    </style:style>
    <style:style style:name="P38" style:family="paragraph" style:parent-style-name="Standard">
      <style:text-properties fo:color="#800000" style:font-name="Courier 10 Pitch" fo:font-size="10pt" officeooo:rsid="00a82e75" officeooo:paragraph-rsid="00a82e75" style:font-size-asian="10pt" style:font-size-complex="10pt"/>
    </style:style>
    <style:style style:name="P39" style:family="paragraph" style:parent-style-name="Standard">
      <style:text-properties fo:color="#800000" style:font-name="Courier 10 Pitch" fo:font-size="10pt" officeooo:rsid="00ae1f17" officeooo:paragraph-rsid="00ae1f17" style:font-size-asian="10pt" style:font-size-complex="10pt"/>
    </style:style>
    <style:style style:name="P40" style:family="paragraph" style:parent-style-name="Standard">
      <style:text-properties fo:color="#800000" style:font-name="Courier 10 Pitch" fo:font-size="10pt" officeooo:rsid="00b66a92" officeooo:paragraph-rsid="00b66a92" style:font-size-asian="10pt" style:font-size-complex="10pt"/>
    </style:style>
    <style:style style:name="P41" style:family="paragraph" style:parent-style-name="Standard">
      <style:text-properties officeooo:rsid="0074f738" officeooo:paragraph-rsid="0074f738"/>
    </style:style>
    <style:style style:name="P42" style:family="paragraph" style:parent-style-name="Standard">
      <style:text-properties officeooo:rsid="009767e6" officeooo:paragraph-rsid="009767e6"/>
    </style:style>
    <style:style style:name="P43" style:family="paragraph" style:parent-style-name="Standard">
      <style:text-properties officeooo:rsid="009ad61e" officeooo:paragraph-rsid="009ad61e"/>
    </style:style>
    <style:style style:name="P44" style:family="paragraph" style:parent-style-name="Standard">
      <style:text-properties officeooo:rsid="009eab30" officeooo:paragraph-rsid="009eab30"/>
    </style:style>
    <style:style style:name="P45" style:family="paragraph" style:parent-style-name="Standard">
      <style:text-properties officeooo:rsid="00a82e75" officeooo:paragraph-rsid="00a82e75"/>
    </style:style>
    <style:style style:name="P46" style:family="paragraph" style:parent-style-name="Standard">
      <style:text-properties officeooo:rsid="00a97dfe" officeooo:paragraph-rsid="00a97dfe"/>
    </style:style>
    <style:style style:name="P47" style:family="paragraph" style:parent-style-name="Standard">
      <style:text-properties officeooo:rsid="00ae1f17" officeooo:paragraph-rsid="00ae1f17"/>
    </style:style>
    <style:style style:name="P48" style:family="paragraph" style:parent-style-name="Standard">
      <style:text-properties officeooo:rsid="00af22ba" officeooo:paragraph-rsid="00af22ba"/>
    </style:style>
    <style:style style:name="P49" style:family="paragraph" style:parent-style-name="Standard">
      <style:text-properties officeooo:rsid="00b66a92" officeooo:paragraph-rsid="00b66a92"/>
    </style:style>
    <style:style style:name="P50" style:family="paragraph" style:parent-style-name="Standard">
      <style:text-properties officeooo:rsid="00808262" officeooo:paragraph-rsid="0074f738"/>
    </style:style>
    <style:style style:name="T1" style:family="text">
      <style:text-properties officeooo:rsid="00196ac3"/>
    </style:style>
    <style:style style:name="T2" style:family="text">
      <style:text-properties fo:color="#000000" style:font-name="Liberation Serif" fo:font-size="12pt" officeooo:rsid="00196ac3" style:font-size-asian="12pt" style:font-size-complex="12pt"/>
    </style:style>
    <style:style style:name="T3" style:family="text">
      <style:text-properties fo:color="#801900" style:font-name="Courier 10 Pitch" fo:font-size="10pt" style:font-size-asian="10pt" style:font-size-complex="10pt"/>
    </style:style>
    <style:style style:name="T4" style:family="text">
      <style:text-properties officeooo:rsid="004bb6c0"/>
    </style:style>
    <style:style style:name="T5" style:family="text">
      <style:text-properties fo:color="#800000"/>
    </style:style>
    <style:style style:name="T6" style:family="text">
      <style:text-properties fo:color="#800000" style:font-name="Courier 10 Pitch" fo:font-size="10pt" style:font-size-asian="10pt" style:font-size-complex="10pt"/>
    </style:style>
    <style:style style:name="T7" style:family="text">
      <style:text-properties fo:color="#800000" style:font-name="Courier 10 Pitch"/>
    </style:style>
    <style:style style:name="T8" style:family="text">
      <style:text-properties fo:color="#800000" style:font-name="Courier 10 Pitch" fo:font-size="10pt" style:font-size-asian="10pt" style:font-size-complex="10pt"/>
    </style:style>
    <style:style style:name="T9" style:family="text">
      <style:text-properties fo:font-size="10pt" style:font-size-asian="10pt" style:font-size-complex="10pt"/>
    </style:style>
    <style:style style:name="T10" style:family="text">
      <style:text-properties fo:font-style="italic" style:font-style-asian="italic" style:font-style-complex="italic"/>
    </style:style>
    <style:style style:name="T11" style:family="text">
      <style:text-properties style:font-name="Courier 10 Pitch"/>
    </style:style>
    <style:style style:name="T12" style:family="text">
      <style:text-properties style:font-name="Courier 10 Pitch"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Variables</text:p>
      <text:p text:style-name="P2">There are three kinds of declarations in JavaScript.</text:p>
      <text:p text:style-name="P2"/>
      <text:p text:style-name="P3"><text:span text:style-name="T1">v</text:span>ar <text:span text:style-name="T2">(variable statement)</text:span></text:p>
      <text:p text:style-name="P2"><text:s text:c="4"/>Declares a variable, optionally initializing it to a value.</text:p>
      <text:p text:style-name="P3"><text:span text:style-name="T1">l</text:span>et <text:span text:style-name="T2">(let statement)</text:span></text:p>
      <text:p text:style-name="P2"><text:s text:c="4"/>Declares a block-scoped, local variable, optionally initializing it to a value.</text:p>
      <text:p text:style-name="P3"><text:span text:style-name="T1">c</text:span>onst</text:p>
      <text:p text:style-name="P2"><text:s text:c="4"/>Declares a block-scoped, read-only named constant. </text:p>
      <text:p text:style-name="P2"/>
      <text:p text:style-name="P2">The <text:span text:style-name="Strong_20_Emphasis"><text:span text:style-name="Source_20_Text">variable</text:span></text:span><text:span text:style-name="Strong_20_Emphasis"> statement</text:span> declares a variable, optionally initializing it to a value.</text:p>
      <text:p text:style-name="P10">var varname1 [= value1] [, varname2 [= value2] ... [, varnameN [= valueN]]];</text:p>
      <text:p text:style-name="P10">varnameN</text:p>
      <text:p text:style-name="P9"><text:s text:c="4"/>Variable name. It can be any legal identifier.</text:p>
      <text:p text:style-name="P10">valueN</text:p>
      <text:p text:style-name="P9"><text:s text:c="4"/>Initial value of the variable. It can be any legal expression. Default value is undefined. </text:p>
      <text:p text:style-name="P14">Description</text:p>
      <text:p text:style-name="P13">Variable declarations, wherever they occur, are processed before any code is executed. The scope of a variable declared with <text:span text:style-name="T3">var</text:span> is its current execution context, which is either the enclosing function or, for variables declared outside any function, global. If you re-declare a JavaScript variable, it will not lose its value.</text:p>
      <text:p text:style-name="P13">Assigning a value to an undeclared variable implicitly creates it as a global variable (it <text:a xlink:type="simple" xlink:href="http://blog.niftysnippets.org/search?q=horror+of+implicit" text:style-name="Internet_20_link" text:visited-style-name="Visited_20_Internet_20_Link">becomes a property of the global object</text:a>) when the assignment is executed. The differences between declared and undeclared variables are:</text:p>
      <text:p text:style-name="P15"/>
      <text:p text:style-name="P15">1. Declared variables are constrained in the execution context in which they are declared. Undeclared variables are always global.</text:p>
      <text:p text:style-name="P11">function x() {</text:p>
      <text:p text:style-name="P11"><text:s text:c="2"/>y = 1; <text:s text:c="2"/>// Throws a ReferenceError in strict mode</text:p>
      <text:p text:style-name="P11"><text:s text:c="2"/>var z = 2;</text:p>
      <text:p text:style-name="P11">}</text:p>
      <text:p text:style-name="P11"/>
      <text:p text:style-name="P11">x();</text:p>
      <text:p text:style-name="P11"/>
      <text:p text:style-name="P11">console.log(y); // logs "1" </text:p>
      <text:p text:style-name="P11">console.log(z); // Throws a ReferenceError: z is not defined outside x</text:p>
      <text:p text:style-name="P16"/>
      <text:p text:style-name="P17"><text:span text:style-name="T4">2</text:span>. Declared variables are a non-configurable property of their execution context (function or global). Undeclared variables are configurable (e.g. can be deleted).</text:p>
      <text:p text:style-name="P17"/>
      <text:p text:style-name="P12">var a = 1;</text:p>
      <text:p text:style-name="P12">b = 2;</text:p>
      <text:p text:style-name="P12"/>
      <text:p text:style-name="P12">delete this.a; // Throws a TypeError in strict mode. Fails silently otherwise.</text:p>
      <text:p text:style-name="P12">delete this.b;</text:p>
      <text:p text:style-name="P12"/>
      <text:p text:style-name="P12">console.log(a, b); // Throws a ReferenceError. </text:p>
      <text:p text:style-name="P12">// The 'b' property was deleted and no longer exists.</text:p>
      <text:p text:style-name="P17"/>
      <text:p text:style-name="P17">Because of these three differences, failure to declare variables will very likely lead to unexpected results. Thus <text:span text:style-name="Strong_20_Emphasis">it is recommended to always declare variables, regardless of whether they are in a </text:span><text:soft-page-break/><text:span text:style-name="Strong_20_Emphasis">function or global scope.</text:span> And in ECMAScript 5 <text:a xlink:type="simple" xlink:href="https://developer.mozilla.org/en-US/docs/Web/JavaScript/Reference/Functions_and_function_scope/Strict_mode" text:style-name="Internet_20_link" text:visited-style-name="Visited_20_Internet_20_Link">strict mode</text:a>, assigning to an undeclared variable throws an error.</text:p>
      <text:p text:style-name="P17"/>
      <text:p text:style-name="P18">var hoisting</text:p>
      <text:p text:style-name="P18">Because variable declarations (and declarations in general) are processed before any code is executed, declaring a variable anywhere in the code is equivalent to declaring it at the top. This also means that a variable can appear to be used before it's declared. This behavior is called "hoisting", as it appears that the variable declaration is moved to the top of the function or global code.</text:p>
      <text:p text:style-name="P4">bla = 2;</text:p>
      <text:p text:style-name="P4">var bla;</text:p>
      <text:p text:style-name="P4">// ...</text:p>
      <text:p text:style-name="P4"/>
      <text:p text:style-name="P4">// is implicitly understood as:</text:p>
      <text:p text:style-name="P4"/>
      <text:p text:style-name="P4">var bla;</text:p>
      <text:p text:style-name="P4">bla = 2;</text:p>
      <text:p text:style-name="P19">For that reason, it is recommended to always declare variables at the top of their scope (the top of global code and the top of function code) so it's clear which variables are function scoped (local) and which are resolved on the scope chain.</text:p>
      <text:p text:style-name="P19"/>
      <text:p text:style-name="P19">It's important to point out that the hoisting will affect the variable declaration, but not its value's initialization. The value will be indeed assigned when the assignment statement is reached:</text:p>
      <text:p text:style-name="P5">function do_something() {</text:p>
      <text:p text:style-name="P5"><text:s text:c="2"/>console.log(bar); // undefined</text:p>
      <text:p text:style-name="P5"><text:s text:c="2"/>var bar = 111;</text:p>
      <text:p text:style-name="P5"><text:s text:c="2"/>console.log(bar); // 111</text:p>
      <text:p text:style-name="P5">}</text:p>
      <text:p text:style-name="P20">// is implicitly understood as: </text:p>
      <text:p text:style-name="P5">function do_something() {</text:p>
      <text:p text:style-name="P5"><text:s text:c="2"/>var bar;</text:p>
      <text:p text:style-name="P5"><text:s text:c="2"/>console.log(bar); // undefined</text:p>
      <text:p text:style-name="P5"><text:s text:c="2"/>bar = 111;</text:p>
      <text:p text:style-name="P5"><text:s text:c="2"/>console.log(bar); // 111</text:p>
      <text:p text:style-name="P5">}</text:p>
      <text:p text:style-name="P9"/>
      <text:p text:style-name="P21">Examples:</text:p>
      <text:p text:style-name="P6">var a = 'A';</text:p>
      <text:p text:style-name="P6">var b = a;</text:p>
      <text:p text:style-name="P6">console.log('a is: '+ a); <text:s text:c="2"/>// works fine</text:p>
      <text:p text:style-name="P6">console.log('b is: ' + b); <text:s/>// works fine</text:p>
      <text:p text:style-name="P6"/>
      <text:p text:style-name="P6">var x = y, y = 'A';</text:p>
      <text:p text:style-name="P6">console.log(x + y) <text:s text:c="9"/>// undefinedA</text:p>
      <text:p text:style-name="P22">Here, <text:span text:style-name="T6">x</text:span> and <text:span text:style-name="T6">y</text:span> are declared before any code is executed, the assignments occur later. At the time "<text:span text:style-name="T6">x = y</text:span>" is evaluated, y exists so no <text:span text:style-name="T6">ReferenceError</text:span> is thrown and its value is 'undefined'. So, x is assigned the <text:span text:style-name="T6">undefined</text:span> value. Then, y is assigned a value of 'A'. Consequently, after the first line, <text:span text:style-name="T6">x === undefined &amp;&amp; y === 'A'</text:span>, hence the result.</text:p>
      <text:p text:style-name="P22"/>
      <text:p text:style-name="P23"/>
      <text:p text:style-name="P23"/>
      <text:p text:style-name="P23"/>
      <text:p text:style-name="P23"/>
      <text:p text:style-name="P7"><text:soft-page-break/>var x = 0;</text:p>
      <text:p text:style-name="P7"/>
      <text:p text:style-name="P7">function f() {</text:p>
      <text:p text:style-name="P7"><text:s text:c="2"/>var x = y = 1; // x is declared locally. y is not!</text:p>
      <text:p text:style-name="P7">}</text:p>
      <text:p text:style-name="P7">f();</text:p>
      <text:p text:style-name="P7"/>
      <text:p text:style-name="P7">console.log(x, y); // Throws a ReferenceError in strict mode (y is not defined). 0, 1 otherwise. </text:p>
      <text:p text:style-name="P7">// In non-strict mode:</text:p>
      <text:p text:style-name="P7">// x is the global one as expected</text:p>
      <text:p text:style-name="P7">// y leaked outside of the function, though!</text:p>
      <text:p text:style-name="P7"/>
      <text:p text:style-name="P25"/>
      <text:p text:style-name="P25">Implicit globals and outer function scope</text:p>
      <text:p text:style-name="P24">Variables that appear to be implicit globals may be references to variables in an outer function scope:</text:p>
      <text:p text:style-name="P24"/>
      <text:p text:style-name="P8">var x = 0; <text:s/>// x is declared global, then assigned a value of 0</text:p>
      <text:p text:style-name="P8"/>
      <text:p text:style-name="P8">console.log(typeof z); // undefined, since z doesn't exist yet</text:p>
      <text:p text:style-name="P8"/>
      <text:p text:style-name="P8">function a() { // when a is called,</text:p>
      <text:p text:style-name="P8"><text:s text:c="2"/>var y = 2; <text:s text:c="2"/>// y is declared local to function a, then assigned a value of 2</text:p>
      <text:p text:style-name="P8"/>
      <text:p text:style-name="P8"><text:s text:c="2"/>console.log(x, y); <text:s text:c="2"/>// 0 2 </text:p>
      <text:p text:style-name="P8"/>
      <text:p text:style-name="P8"><text:s text:c="2"/>function b() { <text:s text:c="6"/>// when b is called</text:p>
      <text:p text:style-name="P8"><text:s text:c="4"/>x = 3; <text:s/>// assigns 3 to existing global x, doesn't create a new global var</text:p>
      <text:p text:style-name="P8"><text:s text:c="4"/>y = 4; <text:s/>// assigns 4 to existing outer y, doesn't create a new global var</text:p>
      <text:p text:style-name="P8"><text:s text:c="4"/>z = 5; <text:s/>// creates a new global variable z and assigns a value of 5. </text:p>
      <text:p text:style-name="P8"><text:s text:c="2"/>} <text:s text:c="8"/>// (Throws a ReferenceError in strict mode.)</text:p>
      <text:p text:style-name="P8"/>
      <text:p text:style-name="P8"><text:s text:c="2"/>b(); <text:s text:c="4"/>// calling b creates z as a global variable</text:p>
      <text:p text:style-name="P8"><text:s text:c="2"/>console.log(x, y, z); <text:s/>// 3 4 5</text:p>
      <text:p text:style-name="P8">}</text:p>
      <text:p text:style-name="P8"/>
      <text:p text:style-name="P8">a(); <text:s text:c="18"/>// calling a also calls b</text:p>
      <text:p text:style-name="P8">console.log(x, z); <text:s text:c="4"/>// 3 5</text:p>
      <text:p text:style-name="P8">console.log(typeof y); // undefined as y is local to function a</text:p>
      <text:p text:style-name="P24"/>
      <text:p text:style-name="P27"/>
      <text:p text:style-name="P32">Variable shadowing</text:p>
      <text:p text:style-name="P31">See the following example.</text:p>
      <text:p text:style-name="P36">// global variable</text:p>
      <text:p text:style-name="P36">var message = "Hello";</text:p>
      <text:p text:style-name="P36">function say() {</text:p>
      <text:p text:style-name="P36"><text:s text:c="4"/>// local variable</text:p>
      <text:p text:style-name="P36"><text:s text:c="4"/>var message = 'Hi';</text:p>
      <text:p text:style-name="P36"><text:s text:c="4"/>console.log(message); // which message?</text:p>
      <text:p text:style-name="P36">}</text:p>
      <text:p text:style-name="P36">say();// Hi</text:p>
      <text:p text:style-name="P36">console.log(message); // Hello</text:p>
      <text:p text:style-name="P27"/>
      <text:p text:style-name="P42"><text:soft-page-break/>In this example, we have two variables that share the same name: <text:span text:style-name="T6">message</text:span>. The first message variable is a global variable whereas the second one is the local variable.</text:p>
      <text:p text:style-name="P42"/>
      <text:p text:style-name="P42">Inside the <text:span text:style-name="T6">say()</text:span> function, the global message variable is shadowed. It cannot be accessible inside the <text:span text:style-name="T6">say()</text:span> function but outside of the function. This is called variable shadowing.</text:p>
      <text:p text:style-name="P42"/>
      <text:p text:style-name="P42"/>
      <text:p text:style-name="P33">Accessing global variable inside the function</text:p>
      <text:p text:style-name="P43">See the following example.</text:p>
      <text:p text:style-name="P37">// global variable</text:p>
      <text:p text:style-name="P37">var message = "Hello";</text:p>
      <text:p text:style-name="P37">function say() {</text:p>
      <text:p text:style-name="P37"><text:s text:c="4"/>// local variable</text:p>
      <text:p text:style-name="P37"><text:s text:c="4"/>message = 'Hi';</text:p>
      <text:p text:style-name="P37"><text:s text:c="4"/>console.log(message); // which message?</text:p>
      <text:p text:style-name="P37">}</text:p>
      <text:p text:style-name="P37">say();// Hi</text:p>
      <text:p text:style-name="P37">console.log(message); // Hi</text:p>
      <text:p text:style-name="P43"/>
      <text:p text:style-name="P44">In this example, we define a global variable named message. In the <text:span text:style-name="T6">say()</text:span> function, we reference the global message variable by omitting the var keyword and change its value to a string of <text:span text:style-name="T6">Hi</text:span>.</text:p>
      <text:p text:style-name="P44"/>
      <text:p text:style-name="P44">Although it is possible to refer to a global variable inside a function, it is not recommended. This is because the global variables are very difficult to maintain and potentially cause many confusions.</text:p>
      <text:p text:style-name="P44"/>
      <text:p text:style-name="P34">Non-strict mode</text:p>
      <text:p text:style-name="P45">The following example defines a function and declares a variable message. However, the var keyword is not used.</text:p>
      <text:p text:style-name="P38">function say() {</text:p>
      <text:p text:style-name="P38"><text:s text:c="4"/>message = 'Hi'; // what?</text:p>
      <text:p text:style-name="P38"><text:s text:c="4"/>console.log(message);</text:p>
      <text:p text:style-name="P38">}</text:p>
      <text:p text:style-name="P38">say(); // Hi</text:p>
      <text:p text:style-name="P38">console.log(message); // Hi</text:p>
      <text:p text:style-name="P45"/>
      <text:p text:style-name="P35">strict mode</text:p>
      <text:p text:style-name="P46">To avoid creating a global variable accidentally inside the function because of omitting the var keyword, you use the strict mode by adding the "use strict"; at the beginning of a JavaScript file (or a function) as follows:</text:p>
      <text:p text:style-name="P39">"use strict";</text:p>
      <text:p text:style-name="P39"><text:s/></text:p>
      <text:p text:style-name="P39">function say() {</text:p>
      <text:p text:style-name="P39"><text:s text:c="4"/>message = 'Hi'; // ReferenceError</text:p>
      <text:p text:style-name="P39"><text:s text:c="4"/>console.log(message);</text:p>
      <text:p text:style-name="P39">}</text:p>
      <text:p text:style-name="P39">say(); // Hi</text:p>
      <text:p text:style-name="P39">console.log(message); // Hi</text:p>
      <text:p text:style-name="P47"/>
      <text:p text:style-name="P47"/>
      <text:p text:style-name="P47"/>
      <text:p text:style-name="P47"/>
      <text:p text:style-name="P48"><text:soft-page-break/>Using let and const keywords</text:p>
      <text:p text:style-name="P48"/>
      <text:p text:style-name="P48">From ES6, you can use the let keyword to declare a variable. The let keyword is similar to the var keyword. However, variable declared using the let keyword is block-scoped, not function-scoped.</text:p>
      <text:p text:style-name="P48"/>
      <text:p text:style-name="P48">In the following example, we declare the tmp variable within a block surrounding by the curly braces <text:span text:style-name="T6">{}</text:span>. The <text:s/><text:span text:style-name="T6">tmp</text:span> variable only exists inside the block, therefore, any reference to it outside of the block will cause a <text:span text:style-name="T6">ReferenceError</text:span>.</text:p>
      <text:p text:style-name="P40">var foo = 20, bar = 10;</text:p>
      <text:p text:style-name="P40"><text:s/></text:p>
      <text:p text:style-name="P40">{</text:p>
      <text:p text:style-name="P40"><text:s text:c="4"/>let tmp = foo;</text:p>
      <text:p text:style-name="P40"><text:s text:c="4"/>foo = bar;</text:p>
      <text:p text:style-name="P40"><text:s text:c="4"/>bar = tmp;</text:p>
      <text:p text:style-name="P40">}</text:p>
      <text:p text:style-name="P40"><text:s/></text:p>
      <text:p text:style-name="P40">console.log(tmp); // ReferenceError</text:p>
      <text:p text:style-name="P40"/>
      <text:p text:style-name="P49">The const keyword works like the let keyword, but the variable that you declare must be initialized immediately with a value, and that value can’t be changed afterward.</text:p>
      <text:p text:style-name="P49"/>
      <text:p text:style-name="P40">const CODE = 100;</text:p>
      <text:p text:style-name="P40">CODE = 200; // TypeError: `CODE` is read-only</text:p>
      <text:p text:style-name="P40"/>
      <text:p text:style-name="P46"/>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7T13:23:04.951322177</meta:creation-date>
    <dc:date>2017-09-08T13:57:00.900409047</dc:date>
    <meta:editing-duration>PT2H6M32S</meta:editing-duration>
    <meta:editing-cycles>97</meta:editing-cycles>
    <meta:generator>LibreOffice/5.1.6.2$Linux_X86_64 LibreOffice_project/10m0$Build-2</meta:generator>
    <meta:document-statistic meta:table-count="0" meta:image-count="0" meta:object-count="0" meta:page-count="5" meta:paragraph-count="149" meta:word-count="1301" meta:character-count="7712" meta:non-whitespace-character-count="6366"/>
  </office:meta>
</office:document-meta>
</file>